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20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ylk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Fylk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ersh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ersh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Østfo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Østf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Østfo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Østfo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kersh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kershu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dma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dma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dma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edmar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dmar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pl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plan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ppla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pla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keru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stfol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stfol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skeru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skeru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skeru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keru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lemar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lema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lema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gala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gala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gala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gala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est-Agd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est-Agd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est-Agd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ust-Ag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ust-Ag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ust-Agd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ogalan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rdala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øre og Romda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gn og Fjorda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gn og Fjorda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ogn og Fjorda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ør-Trøndela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rd-Trøndela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rd-Trøndela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rd-Trøndela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d-Trøndela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dlan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om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om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om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om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om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nnmar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innmar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innmar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innmar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innm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5:45:46.519000000</dc:date>
    <meta:editing-duration>PT47S</meta:editing-duration>
    <meta:editing-cycles>1</meta:editing-cycles>
    <meta:document-statistic meta:table-count="1" meta:cell-count="202" meta:object-count="0"/>
    <meta:generator>LibreOffice/7.1.1.2$Windows_X86_64 LibreOffice_project/fe0b08f4af1bacafe4c7ecc87ce55bb426164676</meta:generator>
  </office:meta>
</office:document-meta>
</file>